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205492" officeooo:paragraph-rsid="00205492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05492" officeooo:paragraph-rsid="002058f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cccf" officeooo:paragraph-rsid="0021ccc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1cccf" officeooo:paragraph-rsid="00184160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9b97" officeooo:paragraph-rsid="002058f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c75a" officeooo:paragraph-rsid="0023474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6c75a" officeooo:paragraph-rsid="0018416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c75a" officeooo:paragraph-rsid="001a948a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6c75a" officeooo:paragraph-rsid="0026f108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3474c" officeooo:paragraph-rsid="0023474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paragraph-rsid="00235930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paragraph-rsid="00298fc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paragraph-rsid="0029da0b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paragraph-rsid="002f4c5b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paragraph-rsid="003a4aa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78f21" officeooo:paragraph-rsid="00278f21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97d2c" officeooo:paragraph-rsid="00297d2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2c2af" officeooo:paragraph-rsid="00310293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4aa5c" officeooo:paragraph-rsid="0034aa5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4aa5c" officeooo:paragraph-rsid="003c3d63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4aa5c" officeooo:paragraph-rsid="00310293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a4aad" officeooo:paragraph-rsid="003a4aa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c3d63" officeooo:paragraph-rsid="003c3d63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fo:font-weight="bold" officeooo:rsid="00259c1f" officeooo:paragraph-rsid="00259c1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style:font-name="Ubuntu" fo:font-size="14pt" officeooo:rsid="0023f65c" officeooo:paragraph-rsid="0023f65c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3f65c" officeooo:paragraph-rsid="00259c1f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59c1f" officeooo:paragraph-rsid="00259c1f" fo:background-color="#dddddd" style:font-size-asian="14pt" style:font-size-complex="14pt"/>
    </style:style>
    <style:style style:name="T1" style:family="text">
      <style:text-properties officeooo:rsid="002058f7"/>
    </style:style>
    <style:style style:name="T2" style:family="text">
      <style:text-properties officeooo:rsid="0021cccf"/>
    </style:style>
    <style:style style:name="T3" style:family="text">
      <style:text-properties officeooo:rsid="002347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7d2c" style:font-weight-asian="bold" style:font-weight-complex="bold"/>
    </style:style>
    <style:style style:name="T6" style:family="text">
      <style:text-properties fo:font-weight="bold" officeooo:rsid="003a4aad" style:font-weight-asian="bold" style:font-weight-complex="bold"/>
    </style:style>
    <style:style style:name="T7" style:family="text">
      <style:text-properties officeooo:rsid="00235930"/>
    </style:style>
    <style:style style:name="T8" style:family="text">
      <style:text-properties officeooo:rsid="0023d1f6"/>
    </style:style>
    <style:style style:name="T9" style:family="text">
      <style:text-properties officeooo:rsid="0023f65c"/>
    </style:style>
    <style:style style:name="T10" style:family="text">
      <style:text-properties officeooo:rsid="0023f65c" fo:background-color="#dddddd" loext:char-shading-value="0"/>
    </style:style>
    <style:style style:name="T11" style:family="text">
      <style:text-properties officeooo:rsid="00259c1f" fo:background-color="#dddddd" loext:char-shading-value="0"/>
    </style:style>
    <style:style style:name="T12" style:family="text">
      <style:text-properties officeooo:rsid="00259c1f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3a4aad"/>
    </style:style>
    <style:style style:name="T15" style:family="text">
      <style:text-properties officeooo:rsid="003c3d63"/>
    </style:style>
    <style:style style:name="T16" style:family="text">
      <style:text-properties officeooo:rsid="003c9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rros 01</text:h>
      <text:p text:style-name="P2">O tratamento de erros no javascript é feito utilizando as estruturas de comando try, catch e fina<text:span text:style-name="T3">l</text:span>ly. É preciso tratar erros para não deixar o sistema mostrar uma mensagem genérica <text:span text:style-name="T1">para o usuario, </text:span>dando um melhor feedback <text:span text:style-name="T1">do que aconteceu na aplicação/sistema/site etc. Gerando uma mensagem personalizada e amigavel.</text:span></text:p>
      <text:p text:style-name="P2"/>
      <text:p text:style-name="P3">Dentro do bloco try será inserido <text:span text:style-name="T1">uma</text:span> rotina para tratar um provavel erro/<text:span text:style-name="T1">exceção. </text:span><text:span text:style-name="T2">Q</text:span><text:span text:style-name="T1">uando acontece, a execução do try é interrompida </text:span><text:span text:style-name="T2">e tanto o erro gerado no try quanto a execução é passado para o catch.</text:span></text:p>
      <text:p text:style-name="P3"/>
      <text:p text:style-name="P4">O tratamento em si será feito dentro do bloco catch, onde será possível interceptar o erro e passar o tratamento mais adequado p<text:span text:style-name="T3">a</text:span>ra <text:span text:style-name="T3">a</text:span> aplicação/sistema/site etc. O parametro do catch vai guardar/retornar o tipo de erro ocorrido no try <text:span text:style-name="T3">e para mostra-lo de uma forma mais amigavel é preciso usar .message</text:span></text:p>
      <text:p text:style-name="P6"/>
      <text:p text:style-name="P4">O final<text:span text:style-name="T3">l</text:span>y sempre será executado, ocorrendo um erro ou não, apesar disso ele é opcional, sendo possível remove-lo da estrutura.</text:p>
      <text:p text:style-name="P7">_____________________________________________________________________</text:p>
      <text:p text:style-name="P11"><text:span text:style-name="T4">try -</text:span> <text:span text:style-name="T8">Testa uma rotina (bloco de codigo): </text:span><text:span text:style-name="T10">try { <text:s/>} </text:span></text:p>
      <text:p text:style-name="P11"><text:span text:style-name="T4"/></text:p>
      <text:p text:style-name="P11"><text:span text:style-name="T4">catch -</text:span> <text:span text:style-name="T9">Captura e faz o tratamento do erro gerado pelo try, declarando uma mensagem com base na exceção: </text:span><text:span text:style-name="T10">catch(erro) { <text:s/>} </text:span></text:p>
      <text:p text:style-name="P11"><text:span text:style-name="T4"/></text:p>
      <text:p text:style-name="P11"><text:span text:style-name="T4">finally -</text:span> <text:span text:style-name="T9">É executado no final da operação (opcional): </text:span><text:span text:style-name="T10">finally { <text:s/>} </text:span></text:p>
      <text:p text:style-name="P11"><text:span text:style-name="T4"/></text:p>
      <text:p text:style-name="P11"><text:span text:style-name="T4">throw -</text:span> <text:span text:style-name="T9">Gera uma mensagem de erro ou um objeto do tipo Error (erro): </text:span><text:span text:style-name="T10">throw “ “ </text:span><text:span text:style-name="T9"><text:s/>ou </text:span><text:span text:style-name="T10">throw new Error(“ “) </text:span></text:p>
      <text:p text:style-name="P11"><text:soft-page-break/><text:span text:style-name="T4">message -</text:span> <text:span text:style-name="T12">Retorna apenas a mensagem do erro e não todas as informações contidas nele (como o tipo): </text:span><text:span text:style-name="T11">erro.message </text:span></text:p>
      <text:p text:style-name="P5"/>
      <text:p text:style-name="P26">Ex:</text:p>
      <text:p text:style-name="P27">try { </text:p>
      <text:p text:style-name="P27"><text:span text:style-name="T13"><text:s text:c="5"/></text:span>if( <text:s/>) { </text:p>
      <text:p text:style-name="P28"><text:span text:style-name="T13"><text:s text:c="10"/></text:span>throw “mensagem” </text:p>
      <text:p text:style-name="P28"><text:span text:style-name="T13"><text:s text:c="5"/></text:span>} els<text:span text:style-name="T12">e</text:span> { </text:p>
      <text:p text:style-name="P28"><text:span text:style-name="T13"><text:s text:c="10"/></text:span>throw new Error(“mensagem”) </text:p>
      <text:p text:style-name="P28"><text:span text:style-name="T13"><text:s text:c="5"/></text:span>} </text:p>
      <text:p text:style-name="P28">} <text:span text:style-name="T12">catch(erro) { </text:span></text:p>
      <text:p text:style-name="P28"><text:span text:style-name="T13"><text:s text:c="5"/></text:span><text:span text:style-name="T12">console.log(erro.message) </text:span></text:p>
      <text:p text:style-name="P29">} finally { </text:p>
      <text:p text:style-name="P28"><text:span text:style-name="T13"><text:s text:c="5"/></text:span><text:span text:style-name="T12">codigo </text:span></text:p>
      <text:p text:style-name="P29">} </text:p>
      <text:p text:style-name="P8">_____________________________________________________________________</text:p>
      <text:p text:style-name="P13"><text:span text:style-name="T3">Apesar de alguns erros serem tratados automaticamente e internamente dentro do javascript, tambem é possível gerar erros propositais utilizando o throw, </text:span><text:span text:style-name="T7">gerando apenas</text:span><text:span text:style-name="T3"> uma mensagem ou um novo objeto do tipo Error </text:span><text:span text:style-name="T7">(que torna possível saber o tipo do erro). O throw geralmente é usado no try e em conjunto com uma estrutura condicional para não acontecer sempre, assim como um erro não intencional ele será mandado para o catch </text:span><text:span text:style-name="T8">e será possível usar o .message nele.</text:span></text:p>
      <text:p text:style-name="P9">_____________________________________________________________________</text:p>
      <text:p text:style-name="P10">_____________________________________________________________________</text:p>
      <text:p text:style-name="P18"><text:span text:style-name="T5">exception (</text:span><text:span text:style-name="T4">exceção</text:span><text:span text:style-name="T5">)</text:span><text:span text:style-name="T4"> -</text:span> Interrupção na execução pretendida pelo codigo</text:p>
      <text:p text:style-name="P18"/>
      <text:p text:style-name="P18"><text:span text:style-name="T4">Error -</text:span> Interrupção involuntaria na execução do codigo, normalmente aparecem como exceções. Erros de sintaxe são um tipo de exceção que ocorre quando a sintaxe incorreta é usada</text:p>
      <text:p text:style-name="P18"><text:soft-page-break/></text:p>
      <text:p text:style-name="P19"><text:span text:style-name="T4">throwing an exception –</text:span> Envia uma mensagem de que algo deu errado na execução pretendida do codigo, pelo javascript ou pela pessoa desenvolvedora com a palavra-chave throw</text:p>
      <text:p text:style-name="P12">_____________________________________________________________________</text:p>
      <text:p text:style-name="P14">_____________________________________________________________________</text:p>
      <text:p text:style-name="P24"><text:span text:style-name="T4">stack –</text:span> Pilha de erros, quais erros aconteceram até o erro em questão, ou seja, da origem (de onde começou) até o fim</text:p>
      <text:p text:style-name="P15"/>
      <text:p text:style-name="P17"><text:span text:style-name="T6">niveis -</text:span><text:span text:style-name="T14"> É possível trabalhar com mais de um nivel de try catch, para fazer isso basta lançar (throw) o erro pro catch que estiver no scopo a cima, </text:span><text:span text:style-name="T15">ou seja, ir lançando (um erro) um após o outro até chegar no ultimo nivel, no catch final que vai englobar todos (os erros).</text:span></text:p>
      <text:p text:style-name="P17"/>
      <text:p text:style-name="P25">O mais aninhado que um try catch deve ir é um dentro do outro, mais que isso virará bagunça e sairá do controle, o recomendado é utilizar os niveis <text:span text:style-name="T16">ao invés disso</text:span></text:p>
      <text:p text:style-name="P16">_____________________________________________________________________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3:39:11.751619824</meta:creation-date>
    <dc:date>2023-03-26T04:27:05.397837446</dc:date>
    <meta:editing-duration>PT3H21M22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3" meta:paragraph-count="36" meta:word-count="522" meta:character-count="3508" meta:non-whitespace-character-count="2954"/>
  </office:meta>
</office:document-meta>
</file>